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language="nl" fo:country="NL" fo:font-style="normal" fo:font-weight="normal" style:font-style-asian="normal" style:font-weight-asian="normal" style:font-style-complex="normal" style:font-weight-complex="normal"/>
    </style:style>
    <style:style style:name="P8"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style:text-underline-style="solid" style:text-underline-width="auto" style:text-underline-color="font-color" fo:font-weight="normal" style:font-weight-asian="normal" style:font-weight-complex="normal"/>
    </style:style>
    <style:style style:name="P14" style:family="paragraph" style:parent-style-name="Table_20_Contents">
      <style:text-properties fo:font-weight="bold" style:font-weight-asian="bold" style:font-weight-complex="bold"/>
    </style:style>
    <style:style style:name="P15" style:family="paragraph" style:parent-style-name="Standard" style:list-style-name="L1">
      <style:text-properties fo:language="nl" fo:country="NL" fo:font-weight="normal" style:font-weight-asian="normal" style:font-weight-complex="normal"/>
    </style:style>
    <style:style style:name="P16" style:family="paragraph" style:parent-style-name="Standard" style:list-style-name="L2">
      <style:text-properties fo:language="nl" fo:country="NL" fo:font-weight="normal" style:font-weight-asian="normal" style:font-weight-complex="normal"/>
    </style:style>
    <style:style style:name="P17" style:family="paragraph" style:parent-style-name="Standard">
      <style:text-properties fo:language="nl" fo:country="NL" fo:font-style="normal" fo:font-weight="normal" style:font-style-asian="normal" style:font-weight-asian="normal" style:font-style-complex="normal" style:font-weight-complex="normal"/>
    </style:style>
    <style:style style:name="P18" style:family="paragraph" style:parent-style-name="Standard">
      <style:text-properties fo:language="nl" fo:country="NL" fo:font-style="normal" fo:font-weight="bold" style:font-style-asian="normal" style:font-weight-asian="bold" style:font-style-complex="normal" style:font-weight-complex="bold"/>
    </style:style>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list-style-name="L4">
      <style:text-properties style:text-underline-style="none" fo:font-weight="normal" style:font-weight-asian="normal" style:font-weight-complex="normal"/>
    </style:style>
    <style:style style:name="P21" style:family="paragraph" style:parent-style-name="Standard" style:list-style-name="L5">
      <style:text-properties style:text-underline-style="none" fo:font-weight="normal" style:font-weight-asian="normal" style:font-weight-complex="normal"/>
    </style:style>
    <style:style style:name="P22" style:family="paragraph" style:parent-style-name="Standard" style:list-style-name="L6">
      <style:text-properties style:text-underline-style="none" fo:font-weight="normal" style:font-weight-asian="normal" style:font-weight-complex="normal"/>
    </style:style>
    <style:style style:name="P23" style:family="paragraph" style:parent-style-name="Standard" style:list-style-name="L7">
      <style:text-properties style:text-underline-style="none" fo:font-weight="normal" style:font-weight-asian="normal" style:font-weight-complex="normal"/>
    </style:style>
    <style:style style:name="P24" style:family="paragraph" style:parent-style-name="Standard" style:list-style-name="L8">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ay connected'</text:p>
      <text:p text:style-name="P11">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2">tring </text:span><text:span text:style-name="T3">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7"/>
      <text:p text:style-name="P8">Voorbeeld:</text:p>
      <text:p text:style-name="P7">We willen graag de volgende data verzenden:</text:p>
      <text:p text:style-name="P7">Location: Long:53.2352349, Lat:4.23482092</text:p>
      <text:p text:style-name="P7">Address: Sciencepark 500, Amsterdam, The Netherlands</text:p>
      <text:p text:style-name="P7">App usage: phone:54min20secs, WhatsApp:21mins08secs, SnapChat:5mins12secs</text:p>
      <text:p text:style-name="P7"/>
      <text:p text:style-name="P7">We kunnen deze data in één string zetten met het scheidingsteken ';'</text:p>
      <text:p text:style-name="P7">“Location: Long:53.2352349, Lat:4.23482092;Address: Sciencepark 500, Amsterdam, The Netherlands;App usage: phone:54min20secs, WhatsApp:21mins08secs, SnapChat:5mins12secs”</text:p>
      <text:p text:style-name="P7"/>
      <text:p text:style-name="P7">Deze string kunnen we vervolgens op een ander toestel of op de server weer logisch opdelen in de individuele strings 'Location', 'Address' en 'App usage'.</text:p>
      <text:p text:style-name="P7"/>
      <text:p text:style-name="P18">Make the android application a service</text:p>
      <text:p text:style-name="P7">For this application to work properly it obviously needs to continueously gather information. For this to be possible the application needs to always be running. If you keep the application running on the I/O-thread you would not be able to use your phone for other things, that is obviously not going to work. For this reason our app will be implemented as a <text:span text:style-name="T2">service. </text:span>A service is an application <text:soft-page-break/>running in the background on a different thread then the I/O-thread. This way it can continueously gather data without the user noticing the application being run. A problem could arise with a phone that is being restart, the application has to be started manualy for it to start getting the information again. For this we implented a <text:span text:style-name="T2">BroadcastReceiver</text:span> that listens for <text:span text:style-name="T2">BOOT_COMPLETE</text:span>. Due to android being able to stop the application if it lacks memory we will have the <text:span text:style-name="T2">onStartCommand</text:span> return <text:span text:style-name="T2">START_STICKY </text:span>and our onCreate will call startService on itself, the application will restart as soon as enough memory is available.</text:p>
      <text:p text:style-name="P3"/>
      <text:p text:style-name="P2">Stappenplan:</text:p>
      <text:list xml:id="list13676677981" text:style-name="L1">
        <text:list-item>
          <text:p text:style-name="P15">Server maken</text:p>
        </text:list-item>
        <text:list-item>
          <text:p text:style-name="P15">Connectie van android naar server (via wifi)</text:p>
        </text:list-item>
        <text:list-item>
          <text:p text:style-name="P15">Connectie van server naar android (via wifi)</text:p>
        </text:list-item>
        <text:list-item>
          <text:p text:style-name="P15">Connectie van android naar andoird (via bluetooth)</text:p>
        </text:list-item>
        <text:list-item>
          <text:p text:style-name="P15">Data verzending van android naar server</text:p>
        </text:list-item>
        <text:list-item>
          <text:p text:style-name="P15">Data verzending van server naar android</text:p>
        </text:list-item>
        <text:list-item>
          <text:p text:style-name="P15">Data verzending van android naar android</text:p>
        </text:list-item>
        <text:list-item>
          <text:p text:style-name="P15">App maken die locatie (via wifi) kan opslaan (google api voor locatie)</text:p>
        </text:list-item>
        <text:list-item>
          <text:p text:style-name="P15">Meta data verzameling (google api voor locatie)</text:p>
        </text:list-item>
        <text:list-item>
          <text:p text:style-name="P15">Database voor meta data</text:p>
        </text:list-item>
        <text:list-item>
          <text:p text:style-name="P15">Meta data vergelijking voor match (algoritme)</text:p>
        </text:list-item>
        <text:list-item>
          <text:p text:style-name="P15">Planning van ontmoeting op basis van gegevens (voorspelling van locatie en tijd)</text:p>
        </text:list-item>
        <text:list-item>
          <text:p text:style-name="P15">GUI voor android</text:p>
        </text:list-item>
      </text:list>
      <text:p text:style-name="P3"/>
      <text:p text:style-name="P2">Extra features:</text:p>
      <text:list xml:id="list2093056500" text:style-name="L2">
        <text:list-item>
          <text:p text:style-name="P16">Mensen die vaak bij elkaar in de buurt zijn kunnen data, van de server, voor elkaar meenemen en overdragen.</text:p>
        </text:list-item>
        <text:list-item>
          <text:p text:style-name="P16">Data verzending secure maken.</text:p>
        </text:list-item>
        <text:list-item>
          <text:p text:style-name="P16">User opties voor soort match (vriendschappelijk, blind-date, etc.).</text:p>
        </text:list-item>
        <text:list-item>
          <text:p text:style-name="P16">Bij ontmoeting, afstands meting tussen de twee mensen, hierdoor wordt bepaald of de ontmoeting werkelijk heeft plaats gevonden.</text:p>
        </text:list-item>
        <text:list-item>
          <text:p text:style-name="P16">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9">Planning:</text:p>
      <text:p text:style-name="P9"><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4">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4">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4">21 Juni</text:p>
          </table:table-cell>
          <table:table-cell table:style-name="Table1.A2" office:value-type="string">
            <text:p text:style-name="Table_20_Contents">Onmoeting plannen (voorspellen van tijd, plaats)</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4">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9">To do:</text:p>
      <text:list xml:id="list1102837264" text:style-name="L3">
        <text:list-item>
          <text:p text:style-name="P19">Benchmark bedenken</text:p>
        </text:list-item>
      </text:list>
      <text:p text:style-name="P12"/>
      <text:p text:style-name="P9">Dagelijke notulen:</text:p>
      <text:p text:style-name="P13">Maandag 10-Jun:</text:p>
      <text:list xml:id="list1064219874" text:style-name="L4">
        <text:list-item>
          <text:p text:style-name="P20">Bespreking project → wat gaan we doen?</text:p>
        </text:list-item>
        <text:list-item>
          <text:p text:style-name="P20">Conclusie: Stay Connected, Diederik verwantwoordelijk voor git</text:p>
        </text:list-item>
        <text:list-item>
          <text:p text:style-name="P20">Taakverdeling (zie Planning hierboven)</text:p>
        </text:list-item>
        <text:list-item>
          <text:p text:style-name="P20">Eind van de dag → wie heeft wat afgekregen?</text:p>
        </text:list-item>
        <text:list-item>
          <text:p text:style-name="P20">Conclusie: Iets meer tijd nodig voor alles, verslag voor groot deel opgesteld</text:p>
        </text:list-item>
      </text:list>
      <text:p text:style-name="P13">Dinsdag 11-Jun:</text:p>
      <text:list xml:id="list44339404" text:style-name="L5">
        <text:list-item>
          <text:p text:style-name="P21">Hidde is ziek</text:p>
        </text:list-item>
        <text:list-item>
          <text:p text:style-name="P21">Wat gaan we doen vandaag?</text:p>
        </text:list-item>
        <text:list-item>
          <text:p text:style-name="P21">Conclusie: Verder volgens planning</text:p>
        </text:list-item>
        <text:list-item>
          <text:p text:style-name="P21">Hidde werkt wanneer die kan, haalt in het weekend in wanneer beter</text:p>
        </text:list-item>
        <text:list-item>
          <text:p text:style-name="P21">Eind van de dag → wie heeft wat afgekregen?</text:p>
        </text:list-item>
        <text:list-item>
          <text:p text:style-name="P21">Conclusie: Location gevonden, morgen verder met database</text:p>
        </text:list-item>
      </text:list>
      <text:p text:style-name="P13">Woensdag 12-Jun:</text:p>
      <text:list xml:id="list632219939" text:style-name="L6">
        <text:list-item>
          <text:p text:style-name="P22">Hidde is ziek</text:p>
        </text:list-item>
        <text:list-item>
          <text:p text:style-name="P22">Wat gaan we doen vandaag?</text:p>
        </text:list-item>
        <text:list-item>
          <text:p text:style-name="P22">Conclusie: Verder met taken</text:p>
        </text:list-item>
        <text:list-item>
          <text:p text:style-name="P22">Eind van de dag → wie heeft wat afgekregen?</text:p>
        </text:list-item>
        <text:list-item>
          <text:p text:style-name="P22">Conclusie: Bluetooth is stuk lastiger dan gedacht, database opslaan gelukt, maar morgen maken met Service zodat die concurrent kan, brief naar Technology Transfer Office gestuurd</text:p>
        </text:list-item>
      </text:list>
      <text:p text:style-name="P13">Vrijdag 14-Jun:</text:p>
      <text:list xml:id="list303169486" text:style-name="L7">
        <text:list-item>
          <text:p text:style-name="P23">Hidde is nog steeds ziek</text:p>
        </text:list-item>
        <text:list-item>
          <text:p text:style-name="P23">Wat gaan we doen vandaag?</text:p>
        </text:list-item>
        <text:list-item>
          <text:p text:style-name="P23">Conclusie: Bluetooth afmaken, duurt nog wel even, anders in het weekend afmaken. Database schrijven en ophalen concurrent maken d.m.v. Services</text:p>
        </text:list-item>
        <text:list-item>
          <text:p text:style-name="P23">Eind van de dag → wie heeft wat afgekregen?</text:p>
        </text:list-item>
        <text:list-item>
          <text:p text:style-name="P23">Conclusie: Verslag geschreven en concurrency van database schrijven en lezen afgemaakt. Bluetooth is nog steeds lastig, maar voortgang, dit weekend afmaken.</text:p>
        </text:list-item>
      </text:list>
      <text:p text:style-name="P13">Maandag 17-Jun:</text:p>
      <text:list xml:id="list977946676" text:style-name="L8">
        <text:list-item>
          <text:p text:style-name="P24"><text:soft-page-break/>Hidde weer beter!</text:p>
        </text:list-item>
        <text:list-item>
          <text:p text:style-name="P24">Wat gaan we doen vandaag?</text:p>
        </text:list-item>
        <text:list-item>
          <text:p text:style-name="P24">Conclusie: Hidde gaat hard aan het werk met de server-android connectie, Diederik gaat werken aan data verzending (Wat? Hoe?), Freddy gaat weer verder met bluetooth want dat was nog niet geluk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17T14:34:32</dc:date>
    <meta:editing-duration>PT5H26M59S</meta:editing-duration>
    <meta:editing-cycles>167</meta:editing-cycles>
    <meta:generator>LibreOffice/3.5$Linux_X86_64 LibreOffice_project/350m1$Build-2</meta:generator>
    <meta:print-date>2013-06-10T11:57:49</meta:print-date>
    <meta:document-statistic meta:table-count="1" meta:image-count="0" meta:object-count="0" meta:page-count="6" meta:paragraph-count="141" meta:word-count="2148" meta:character-count="13355" meta:non-whitespace-character-count="11391"/>
  </office:meta>
</office:document-meta>
</file>